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f4cef" officeooo:paragraph-rsid="00023a46"/>
    </style:style>
    <style:style style:name="P2" style:family="paragraph" style:parent-style-name="Text_20_body">
      <style:paragraph-properties fo:text-align="justify" style:justify-single-word="false"/>
      <style:text-properties officeooo:paragraph-rsid="00023a46"/>
    </style:style>
    <style:style style:name="P3" style:family="paragraph" style:parent-style-name="Text_20_body">
      <style:paragraph-properties fo:text-align="justify" style:justify-single-word="false"/>
      <style:text-properties fo:font-size="11pt" officeooo:rsid="00038542" officeooo:paragraph-rsid="00023a46" style:font-size-asian="11pt" style:font-size-complex="11pt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333333" style:font-name="segoe ui" fo:font-size="9pt" fo:letter-spacing="normal" fo:font-style="normal" fo:font-weight="normal" officeooo:rsid="000f2935" officeooo:paragraph-rsid="000f2935"/>
    </style:style>
    <style:style style:name="P5" style:family="paragraph" style:parent-style-name="Text_20_body">
      <style:paragraph-properties fo:text-align="justify" style:justify-single-word="false"/>
      <style:text-properties officeooo:rsid="006421fa" officeooo:paragraph-rsid="0011287a"/>
    </style:style>
    <style:style style:name="P6" style:family="paragraph" style:parent-style-name="Text_20_body">
      <style:paragraph-properties fo:text-align="justify" style:justify-single-word="false"/>
      <style:text-properties officeooo:rsid="0011287a" officeooo:paragraph-rsid="0011287a"/>
    </style:style>
    <style:style style:name="P7" style:family="paragraph" style:parent-style-name="Text_20_body">
      <style:paragraph-properties fo:text-align="center" style:justify-single-word="false"/>
      <style:text-properties style:rfc-language-tag="mn-Cyrl-MN" fo:language="mn" fo:script="Cyrl" fo:country="MN" officeooo:rsid="001e90a7" officeooo:paragraph-rsid="00023a46"/>
    </style:style>
    <style:style style:name="P8" style:family="paragraph" style:parent-style-name="Text_20_body">
      <style:paragraph-properties fo:text-align="center" style:justify-single-word="false"/>
      <style:text-properties officeooo:paragraph-rsid="00023a46"/>
    </style:style>
    <style:style style:name="P9" style:family="paragraph" style:parent-style-name="Text_20_body">
      <style:paragraph-properties fo:margin-left="0in" fo:margin-right="0in" fo:margin-top="0in" fo:margin-bottom="0.1043in" loext:contextual-spacing="false" fo:text-align="justify" style:justify-single-word="false" fo:orphans="2" fo:widows="2" fo:text-indent="0in" style:auto-text-indent="false"/>
      <style:text-properties fo:font-variant="normal" fo:text-transform="none" fo:color="#333333" style:font-name="segoe ui" fo:font-size="10.5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in" fo:margin-bottom="0.1043in" loext:contextual-spacing="false" fo:text-align="justify" style:justify-single-word="false" fo:orphans="2" fo:widows="2" fo:text-indent="0in" style:auto-text-indent="false"/>
      <style:text-properties fo:font-variant="normal" fo:text-transform="none" fo:color="#333333" style:font-name="segoe ui" fo:font-size="10.5pt" fo:letter-spacing="normal" fo:font-style="normal" fo:font-weight="normal" officeooo:paragraph-rsid="0009bb75"/>
    </style:style>
    <style:style style:name="P11" style:family="paragraph" style:parent-style-name="Text_20_body">
      <style:paragraph-properties fo:margin-left="0in" fo:margin-right="0in" fo:margin-top="0in" fo:margin-bottom="0.1043in" loext:contextual-spacing="false" fo:text-align="justify" style:justify-single-word="false" fo:orphans="2" fo:widows="2" fo:text-indent="0in" style:auto-text-indent="false"/>
      <style:text-properties fo:font-variant="normal" fo:text-transform="none" fo:color="#333333" style:font-name="segoe ui" fo:font-size="10.5pt" fo:letter-spacing="normal" fo:font-style="normal" fo:font-weight="normal" officeooo:paragraph-rsid="000cc68a"/>
    </style:style>
    <style:style style:name="P12" style:family="paragraph" style:parent-style-name="Heading_20_2">
      <style:paragraph-properties fo:text-align="justify" style:justify-single-word="false"/>
      <style:text-properties fo:font-size="12pt" officeooo:rsid="00061624" officeooo:paragraph-rsid="00066881" style:font-size-asian="12pt" style:font-size-complex="12pt"/>
    </style:style>
    <style:style style:name="P13" style:family="paragraph" style:parent-style-name="Heading_20_2">
      <style:paragraph-properties fo:text-align="justify" style:justify-single-word="false"/>
      <style:text-properties officeooo:rsid="00061624" officeooo:paragraph-rsid="00061624"/>
    </style:style>
    <style:style style:name="P14" style:family="paragraph" style:parent-style-name="Heading_20_2">
      <style:paragraph-properties fo:text-align="justify" style:justify-single-word="false"/>
      <style:text-properties officeooo:rsid="00061624" officeooo:paragraph-rsid="00066881"/>
    </style:style>
    <style:style style:name="P15" style:family="paragraph" style:parent-style-name="Heading_20_1">
      <style:paragraph-properties fo:text-align="justify" style:justify-single-word="false"/>
      <style:text-properties officeooo:paragraph-rsid="00023a46"/>
    </style:style>
    <style:style style:name="P16" style:family="paragraph" style:parent-style-name="Heading_20_1">
      <style:paragraph-properties fo:text-align="justify" style:justify-single-word="false"/>
      <style:text-properties officeooo:paragraph-rsid="0003d109"/>
    </style:style>
    <style:style style:name="P17" style:family="paragraph" style:parent-style-name="Heading_20_1">
      <style:paragraph-properties fo:text-align="justify" style:justify-single-word="false"/>
      <style:text-properties style:font-name="Liberation Mono" fo:font-size="12pt" officeooo:rsid="00038542" officeooo:paragraph-rsid="0003d109" style:font-size-asian="12pt" style:font-size-complex="12pt"/>
    </style:style>
    <style:style style:name="P18" style:family="paragraph" style:parent-style-name="Heading_20_1">
      <style:paragraph-properties fo:text-align="justify" style:justify-single-word="false"/>
      <style:text-properties style:font-name="Liberation Serif" fo:font-size="12pt" officeooo:rsid="00038542" officeooo:paragraph-rsid="0003d109" style:font-size-asian="12pt" style:font-size-complex="12pt"/>
    </style:style>
    <style:style style:name="P19" style:family="paragraph" style:parent-style-name="Heading_20_1">
      <style:paragraph-properties fo:text-align="justify" style:justify-single-word="false"/>
      <style:text-properties style:font-name="Monaco" fo:font-size="10.5pt" officeooo:paragraph-rsid="00023a46" style:font-size-asian="10.5pt" style:font-size-complex="10.5pt"/>
    </style:style>
    <style:style style:name="P20" style:family="paragraph" style:parent-style-name="Standard">
      <style:paragraph-properties fo:text-align="justify" style:justify-single-word="false"/>
      <style:text-properties officeooo:paragraph-rsid="00023a46"/>
    </style:style>
    <style:style style:name="P21" style:family="paragraph" style:parent-style-name="Text_20_body">
      <style:paragraph-properties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officeooo:paragraph-rsid="00061624"/>
    </style:style>
    <style:style style:name="P22" style:family="paragraph" style:parent-style-name="Text_20_body" style:list-style-name="L1">
      <style:paragraph-properties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officeooo:rsid="00084dbe" officeooo:paragraph-rsid="00061624"/>
    </style:style>
    <style:style style:name="P23" style:family="paragraph" style:parent-style-name="Text_20_body">
      <style:paragraph-properties fo:text-align="justify" style:justify-single-word="false"/>
      <style:text-properties officeooo:rsid="0013ae0c" officeooo:paragraph-rsid="0013ae0c"/>
    </style:style>
    <style:style style:name="P24" style:family="paragraph" style:parent-style-name="Text_20_body" style:list-style-name="L2">
      <style:paragraph-properties fo:margin-top="0in" fo:margin-bottom="0.1043in" loext:contextual-spacing="false" fo:text-align="justify" style:justify-single-word="false" fo:orphans="2" fo:widows="2"/>
      <style:text-properties fo:font-variant="normal" fo:text-transform="none" fo:color="#333333" style:font-name="segoe ui" fo:font-size="10.5pt" fo:letter-spacing="normal" fo:font-style="normal" fo:font-weight="normal" officeooo:rsid="0009bb75" officeooo:paragraph-rsid="0009bb75"/>
    </style:style>
    <style:style style:name="P25" style:family="paragraph" style:parent-style-name="Text_20_body" style:list-style-name="L3">
      <style:paragraph-properties fo:margin-top="0in" fo:margin-bottom="0.1043in" loext:contextual-spacing="false" fo:text-align="justify" style:justify-single-word="false" fo:orphans="2" fo:widows="2"/>
      <style:text-properties fo:font-variant="normal" fo:text-transform="none" fo:color="#333333" style:font-name="segoe ui" fo:font-size="10.5pt" fo:letter-spacing="normal" fo:font-style="normal" fo:font-weight="normal" officeooo:rsid="000b0ce6" officeooo:paragraph-rsid="0009bb75"/>
    </style:style>
    <style:style style:name="P26" style:family="paragraph" style:parent-style-name="Text_20_body" style:list-style-name="L4">
      <style:paragraph-properties fo:margin-top="0in" fo:margin-bottom="0.1043in" loext:contextual-spacing="false" fo:text-align="justify" style:justify-single-word="false" fo:orphans="2" fo:widows="2"/>
      <style:text-properties fo:font-variant="normal" fo:text-transform="none" fo:color="#333333" style:font-name="segoe ui" fo:font-size="10.5pt" fo:letter-spacing="normal" fo:font-style="normal" fo:font-weight="normal" officeooo:rsid="000c6cb5"/>
    </style:style>
    <style:style style:name="P27" style:family="paragraph" style:parent-style-name="Text_20_body" style:list-style-name="L4">
      <style:paragraph-properties fo:margin-top="0in" fo:margin-bottom="0.1043in" loext:contextual-spacing="false" fo:text-align="justify" style:justify-single-word="false" fo:orphans="2" fo:widows="2"/>
      <style:text-properties fo:font-variant="normal" fo:text-transform="none" fo:color="#333333" style:font-name="segoe ui" fo:font-size="10.5pt" fo:letter-spacing="normal" fo:font-style="normal" fo:font-weight="normal" officeooo:rsid="000c6cb5" officeooo:paragraph-rsid="000c6cb5"/>
    </style:style>
    <style:style style:name="P28" style:family="paragraph" style:parent-style-name="Heading_20_1" style:master-page-name="Standard">
      <style:paragraph-properties fo:margin-top="0.1665in" fo:margin-bottom="0.0835in" loext:contextual-spacing="false" fo:text-align="center" style:justify-single-word="false" style:page-number="auto"/>
      <style:text-properties officeooo:paragraph-rsid="00023a46"/>
    </style:style>
    <style:style style:name="P29" style:family="paragraph" style:parent-style-name="Heading_20_1">
      <style:paragraph-properties fo:text-align="justify" style:justify-single-word="false"/>
      <style:text-properties style:font-name="Monaco" fo:font-size="10.5pt" officeooo:paragraph-rsid="0016a508" style:font-size-asian="10.5pt" style:font-size-complex="10.5pt"/>
    </style:style>
    <style:style style:name="P30" style:family="paragraph" style:parent-style-name="Heading_20_1">
      <style:paragraph-properties fo:text-align="justify" style:justify-single-word="false"/>
      <style:text-properties officeooo:paragraph-rsid="0016a508"/>
    </style:style>
    <style:style style:name="P31" style:family="paragraph" style:parent-style-name="Heading_20_1">
      <style:paragraph-properties fo:text-align="justify" style:justify-single-word="false"/>
      <style:text-properties fo:color="#408080" style:font-name="Monaco" fo:font-size="10.5pt" officeooo:paragraph-rsid="00023a46" style:font-size-asian="10.5pt" style:font-size-complex="10.5pt"/>
    </style:style>
    <style:style style:name="P32" style:family="paragraph" style:parent-style-name="Heading_20_1">
      <style:paragraph-properties fo:text-align="justify" style:justify-single-word="false"/>
      <style:text-properties fo:color="#000000" style:font-name="Monaco" fo:font-size="10.5pt" officeooo:paragraph-rsid="00023a46" style:font-size-asian="10.5pt" style:font-size-complex="10.5pt"/>
    </style:style>
    <style:style style:name="P33" style:family="paragraph" style:parent-style-name="Heading_20_1">
      <style:paragraph-properties fo:text-align="justify" style:justify-single-word="false"/>
      <style:text-properties fo:color="#008000" style:font-name="Monaco" fo:font-size="10.5pt" officeooo:paragraph-rsid="00023a46" style:font-size-asian="10.5pt" style:font-size-complex="10.5pt"/>
    </style:style>
    <style:style style:name="T1" style:family="text">
      <style:text-properties fo:font-size="18pt" style:font-size-asian="18pt"/>
    </style:style>
    <style:style style:name="T2" style:family="text">
      <style:text-properties fo:font-size="18pt" style:rfc-language-tag="mn-Cyrl-MN" fo:language="mn" fo:script="Cyrl" fo:country="MN" style:font-size-asian="18pt"/>
    </style:style>
    <style:style style:name="T3" style:family="text">
      <style:text-properties fo:font-size="18pt" style:rfc-language-tag="mn-Cyrl-MN" fo:language="mn" fo:script="Cyrl" fo:country="MN" officeooo:rsid="001e90a7" style:font-size-asian="18pt"/>
    </style:style>
    <style:style style:name="T4" style:family="text">
      <style:text-properties style:rfc-language-tag="mn-Cyrl-MN" fo:language="mn" fo:script="Cyrl" fo:country="MN"/>
    </style:style>
    <style:style style:name="T5" style:family="text">
      <style:text-properties style:rfc-language-tag="mn-Cyrl-MN" fo:language="mn" fo:script="Cyrl" fo:country="MN" officeooo:rsid="001e90a7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41e2fb" style:font-size-asian="12pt" style:font-size-complex="12pt"/>
    </style:style>
    <style:style style:name="T8" style:family="text">
      <style:text-properties fo:font-size="12pt" officeooo:rsid="00066881" style:font-size-asian="12pt" style:font-size-complex="12pt"/>
    </style:style>
    <style:style style:name="T9" style:family="text">
      <style:text-properties fo:font-size="12pt" officeooo:rsid="0006afb9" style:font-size-asian="12pt" style:font-size-complex="12pt"/>
    </style:style>
    <style:style style:name="T10" style:family="text">
      <style:text-properties fo:font-size="12pt" officeooo:rsid="0006da9e" style:font-size-asian="12pt" style:font-size-complex="12pt"/>
    </style:style>
    <style:style style:name="T11" style:family="text">
      <style:text-properties officeooo:rsid="00038542"/>
    </style:style>
    <style:style style:name="T12" style:family="text">
      <style:text-properties style:font-name="Liberation Mono" fo:font-size="12pt" officeooo:rsid="00038542" style:font-size-asian="12pt" style:font-size-complex="12pt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2pt" officeooo:rsid="00038542" style:font-size-asian="12pt" style:font-size-complex="12pt"/>
    </style:style>
    <style:style style:name="T15" style:family="text">
      <style:text-properties style:font-name="Liberation Serif" officeooo:rsid="0017ead9"/>
    </style:style>
    <style:style style:name="T16" style:family="text">
      <style:text-properties officeooo:rsid="000526a2"/>
    </style:style>
    <style:style style:name="T17" style:family="text">
      <style:text-properties officeooo:rsid="00066454"/>
    </style:style>
    <style:style style:name="T18" style:family="text">
      <style:text-properties officeooo:rsid="000b0ce6"/>
    </style:style>
    <style:style style:name="T19" style:family="text">
      <style:text-properties officeooo:rsid="000cc68a"/>
    </style:style>
    <style:style style:name="T20" style:family="text">
      <style:text-properties officeooo:rsid="000df5c9"/>
    </style:style>
    <style:style style:name="T21" style:family="text">
      <style:text-properties officeooo:rsid="000f2935"/>
    </style:style>
    <style:style style:name="T22" style:family="text">
      <style:text-properties officeooo:rsid="0011287a"/>
    </style:style>
    <style:style style:name="T23" style:family="text">
      <style:text-properties officeooo:rsid="007faca7"/>
    </style:style>
    <style:style style:name="T24" style:family="text">
      <style:text-properties officeooo:rsid="0014c989"/>
    </style:style>
    <style:style style:name="T25" style:family="text">
      <style:text-properties officeooo:rsid="0019a095"/>
    </style:style>
    <style:style style:name="T26" style:family="text">
      <style:text-properties officeooo:rsid="001abd84"/>
    </style:style>
    <style:style style:name="T27" style:family="text">
      <style:text-properties fo:color="#008000"/>
    </style:style>
    <style:style style:name="T28" style:family="text">
      <style:text-properties fo:color="#000000"/>
    </style:style>
    <style:style style:name="T29" style:family="text">
      <style:text-properties fo:color="#0000ff"/>
    </style:style>
    <style:style style:name="T30" style:family="text">
      <style:text-properties fo:color="#666666"/>
    </style:style>
    <style:style style:name="T31" style:family="text">
      <style:text-properties fo:color="#b00040"/>
    </style:style>
    <style:style style:name="T32" style:family="text">
      <style:text-properties fo:color="#ba2121"/>
    </style:style>
    <style:style style:name="T33" style:family="text">
      <style:text-properties fo:color="#7d9029"/>
    </style:style>
    <style:style style:name="T34" style:family="text">
      <style:text-properties fo:color="#408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span text:style-name="T1"><text:line-break/>(</text:span><text:span text:style-name="T2">Лаборатори №</text:span><text:span text:style-name="T3">1</text:span><text:span text:style-name="T1">)</text:span></text:h>
      <text:p text:style-name="P7">Н. Мөнхжин</text:p>
      <text:p text:style-name="P8"><text:span text:style-name="T4">ХШУИС, </text:span><text:span text:style-name="T5">Компьютерийн ухааны оюутан</text:span><text:span text:style-name="T4">, <text:s/></text:span><text:span text:style-name="T5">nyamkamunhjin@gmail.com</text:span></text:p>
      <text:h text:style-name="P15" text:outline-level="1">1. ОРШИЛ/УДИРТГАЛ</text:h>
      <text:p text:style-name="P1"><text:tab/><text:span text:style-name="T11">Програмчлалын хэлний ойлголт болох объект хандлагат технологийн класс, объект, битүүмжлэл, классын гишүүн өгөгдөл, гишүүн функцийн хүрээнд даалгавруудыг хийж гүйцэтгэв.</text:span></text:p>
      <text:h text:style-name="P15" text:outline-level="1">2. ЗОРИЛГО</text:h>
      <text:h text:style-name="P15" text:outline-level="1"><text:tab/><text:span text:style-name="T14">Oбъект хандлагат програмчлалыг хүрээнд дараах зорилтуудыг тавьж ажилласан.</text:span></text:h>
      <text:h text:style-name="P16" text:outline-level="1"><text:tab/><text:span text:style-name="T14">1.</text:span><text:span text:style-name="T12"> </text:span><text:span text:style-name="T14">Объектийг загварлах класс үүсгэх.</text:span></text:h>
      <text:h text:style-name="P17" text:outline-level="1"><text:tab/><text:span text:style-name="T13">2. <text:s/>Гишүүн өгөгдөл, гишүүн функцуудыг зарлах, </text:span><text:span text:style-name="T15">тодорхойлох</text:span><text:span text:style-name="T13">.</text:span></text:h>
      <text:h text:style-name="P18" text:outline-level="1"><text:tab/>3. <text:s/><text:span text:style-name="T16">Г</text:span>ишүүн өгөгдөл, <text:s/>функцууд<text:span text:style-name="T16">ыг битүүмжлэх.</text:span></text:h>
      <text:p text:style-name="P3"><text:tab/></text:p>
      <text:h text:style-name="P15" text:outline-level="1">3. ОНОЛЫН СУДАЛГАА</text:h>
      <text:h text:style-name="P13" text:outline-level="2"><text:span text:style-name="T7">3.</text:span><text:span text:style-name="T6">1 Класс ба объект</text:span></text:h>
      <text:h text:style-name="P12" text:outline-level="2"><text:tab/>Объектыг програмын орчинд хийсвэрлэхдээ Класс гэсэн ойлголтыг ашигладаг . Объект гэдэг нь <text:s/>хүн, амьтан, машин, банкны данс гэх зэрэг өөрийн гэсэн шинжтэй, <text:span text:style-name="T25">үйлдэлтэй</text:span> зүйлсүүдийг хэлнэ. <text:span text:style-name="T22">[1]</text:span></text:h>
      <text:h text:style-name="P12" text:outline-level="2"><text:tab/>Объектын шинжийг классын гишүүн өгөгдлөөр төлөөлүүлдэг. Харин хийдэг үйлдлүүдийг гишүүн функцээр төлөөлүүлдэг. Жишээ нь: <text:span text:style-name="T26">Тухайн х</text:span>үн<text:span text:style-name="T26">ий өндөр 180, жин 70кг,</text:span> унтдаг, иддэг г.м.</text:h>
      <text:h text:style-name="P14" text:outline-level="2"><text:span text:style-name="T6"><text:tab/></text:span><text:span text:style-name="T8">Битүүмжлэл нь объектын өгөгдлийг бусдаас далдалж байдаг. </text:span><text:span text:style-name="T9">Тухайн объект яаж загварчлагдсанаас хамааран </text:span><text:span text:style-name="T10">гишүүн өгөгдлийг</text:span><text:span text:style-name="T9"> </text:span><text:span text:style-name="T10">өөр объект мэдэх шаардлагагүй байдаг. Энэ нь программын найдвартай байдлыг хангадаг.[2]</text:span></text:h>
      <text:h text:style-name="P15" text:outline-level="1">4. ХЭРЭГЖҮҮЛЭЛ<text:span text:style-name="T17">Т</text:span></text:h>
      <text:p text:style-name="P21">1. Класс гэж юу болох, онцлог, үүргийн талаар бич.</text:p>
      <text:list xml:id="list2251649054" text:style-name="L1">
        <text:list-item>
          <text:p text:style-name="P22">Класс нь объектыг программын орчинд загварчлахад ашигладаг ойлголт юм.</text:p>
        </text:list-item>
        <text:list-item>
          <text:p text:style-name="P22"><text:soft-page-break/>Объектын шинж тэмдэг, үйл хөдлөлийг класс агуулна. </text:p>
        </text:list-item>
      </text:list>
      <text:p text:style-name="P9">2. Класс болон объектын ялгаа?</text:p>
      <text:list xml:id="list2940301494" text:style-name="L2">
        <text:list-item>
          <text:p text:style-name="P24">Объект нь өөрийн гэсэн шинж тэмдэгтэй, өвөрмөц үйлдэлтэй байдаг бол Класс нь объектыг загварчлах хийсвэр ойлголт юм.</text:p>
        </text:list-item>
      </text:list>
      <text:p text:style-name="P10">3. Гишүүн функц, гишүүн өгөгдөл хоёр ямар хамааралтай байдаг вэ? Өгөгд<text:span text:style-name="T18">н</text:span>ийн битүүмжлэл гэж юу вэ?</text:p>
      <text:list xml:id="list3790546795" text:style-name="L3">
        <text:list-item>
          <text:p text:style-name="P25">Объектын гишүүн функц нь тухайн объектын өгөгдөл дээр хийгддэг үйлдлүүдийг хэлнэ. Жишээ нь: Ажилчин классын ажилчны цалин харуулах функц болно. Энэ функц нь гишүүн өгөгдөл “цалин”-д хандаж утга буцаана.</text:p>
        </text:list-item>
      </text:list>
      <text:p text:style-name="P9">4. Классын гишүүн өгөгдөл болон гишүүн функцэд хэрхэн хандах вэ?</text:p>
      <text:list xml:id="list1225354458" text:style-name="L4">
        <text:list-item>
          <text:p text:style-name="P26">Хэрвээ өгөгдлийг битүүмжлээгүй бол үүсгэсэн объектын ард цэг тавин өгөгдлийн нэрийг бичнэ. Битүүмжилсэн бол тухайн өгөгдөлд getters, setters буюу утга оноох, утга авах public функцуудыг класс дотор зарлаж өгөх хэрэгтэй. </text:p>
        </text:list-item>
        <text:list-item>
          <text:p text:style-name="P27">Java хэл дээр класс дотор өгөгдөлтэй хандахын тулд түлхүүрийг “this” ашиглана. (this.name) гэх мэт.<text:span text:style-name="T24">[3]</text:span></text:p>
        </text:list-item>
        <text:list-item>
          <text:p text:style-name="P26">Гишүүн функц-д гаднаас хандахын тулд заавал public битүүмжлэлтэй байх ёстой.</text:p>
        </text:list-item>
      </text:list>
      <text:p text:style-name="P9">5. Ажилчин гэсэн класс тодорхойлно. Ажилчдын ажилласан цаг бүрийг өөрчилж цалинг тооцоолох жижиг програм бич.</text:p>
      <text:p text:style-name="P11"><text:tab/><text:span text:style-name="T19">Ажилчин классыг үүсгэх.</text:span></text:p>
      <text:p text:style-name="P11"><text:tab/><text:span text:style-name="T19">Class Employee {</text:span></text:p>
      <text:p text:style-name="P11"><text:tab/><text:tab/>// <text:span text:style-name="T19">дотор нь гишүүн өгөгдөл буюу шинжүүдийг тодорхойлох.</text:span></text:p>
      <text:p text:style-name="P11"><text:tab/><text:tab/><text:span text:style-name="T19">Private int id;</text:span></text:p>
      <text:p text:style-name="P11"><text:tab/><text:tab/><text:span text:style-name="T19">private String name;</text:span></text:p>
      <text:p text:style-name="P11"><text:tab/><text:tab/><text:span text:style-name="T19">private String occupation;</text:span></text:p>
      <text:p text:style-name="P11"><text:tab/><text:tab/><text:span text:style-name="T19">private float workedHours;</text:span></text:p>
      <text:p text:style-name="P11"><text:tab/><text:tab/>// <text:span text:style-name="T20">гишүүн функцуудыг тодорхойлох.!</text:span></text:p>
      <text:p text:style-name="P11"><text:tab/><text:tab/><text:span text:style-name="T20">Public void inputInfo();</text:span></text:p>
      <text:p text:style-name="P11"><text:tab/><text:tab/><text:span text:style-name="T20">public void showInfo();</text:span></text:p>
      <text:p text:style-name="P11"><text:tab/><text:tab/><text:span text:style-name="T20">public void calculateSalary();</text:span></text:p>
      <text:p text:style-name="P11"><text:tab/><text:tab/><text:span text:style-name="T20">public void calculateBossSalary();</text:span></text:p>
      <text:p text:style-name="P11"><text:tab/><text:tab/><text:span text:style-name="T20">public void addHours(float hours); гэх мэт үүсгэж доторх логикуудыг <text:tab/><text:tab/><text:tab/>бичнэ.</text:span></text:p>
      <text:p text:style-name="P11"><text:tab/><text:span text:style-name="T19">}</text:span><text:tab/></text:p>
      <text:p text:style-name="P4"/>
      <text:h text:style-name="P15" text:outline-level="1"><text:soft-page-break/>5. ДҮГНЭЛТ</text:h>
      <text:p text:style-name="P2"><text:tab/><text:span text:style-name="T21">Объект болон Классыг программ бичихдээ ашигласнаар код илүү цэгцтэй ойлгомжтой болж, асуудлыг шийдвэрлэхэд илүү хялбар, дахин ашиглахад амархан болж байна. </text:span></text:p>
      <text:h text:style-name="P15" text:outline-level="1">6. АШИГЛАСАН МАТЕРИАЛ</text:h>
      <text:p text:style-name="P5">1. <text:s/>Объект хандлагат технологийн С++ програмчлал, Ж.Пүрэв, 2008, Улаанбаатар. <text:span text:style-name="T23">Хуудас 3.</text:span></text:p>
      <text:p text:style-name="P6">2. <text:s/>Объект хандлагат технологийн С++ програмчлал, Ж.Пүрэв, 2008, Улаанбаатар. <text:s/><text:span text:style-name="T23">Хуудас </text:span>4</text:p>
      <text:p text:style-name="P23">3. https://docs.oracle.com/javase/tutorial/java/javaOO/thiskey.html</text:p>
      <text:h text:style-name="P30" text:outline-level="1"><text:soft-page-break/>7. ХАВСРАЛТ</text:h>
      <text:h text:style-name="P29" text:outline-level="1"><text:span text:style-name="T27">impor</text:span><text:span text:style-name="T28">t</text:span><text:span text:style-name="T29"> java.util.Scanne</text:span><text:span text:style-name="T30">r</text:span><text:span text:style-name="T28">;</text:span></text:h>
      <text:h text:style-name="P19" text:outline-level="1"><text:span text:style-name="T27">publi</text:span><text:span text:style-name="T28">c</text:span><text:span text:style-name="T27"> clas</text:span><text:span text:style-name="T28">s</text:span><text:span text:style-name="T29"> Mai</text:span><text:span text:style-name="T28">n</text:span><text:span text:style-name="T30"> </text:span><text:span text:style-name="T28">{</text:span></text:h>
      <text:h text:style-name="P19" text:outline-level="1"><text:span text:style-name="T28"><text:s text:c="3"/></text:span><text:span text:style-name="T27"><text:s/>publi</text:span><text:span text:style-name="T28">c</text:span><text:span text:style-name="T27"> stati</text:span><text:span text:style-name="T28">c</text:span><text:span text:style-name="T31"> voi</text:span><text:span text:style-name="T28">d</text:span><text:span text:style-name="T29"> mai</text:span><text:span text:style-name="T30">n</text:span><text:span text:style-name="T28">(Strin</text:span><text:span text:style-name="T30">g[</text:span><text:span text:style-name="T28">] arg</text:span><text:span text:style-name="T30">s</text:span><text:span text:style-name="T28">)</text:span><text:span text:style-name="T30"> </text:span><text:span text:style-name="T28">{</text:span></text:h>
      <text:h text:style-name="P31" text:outline-level="1"><text:tab/>// write your code here</text:h>
      <text:h text:style-name="P19" text:outline-level="1"><text:span text:style-name="T28"><text:s text:c="8"/>Employee sam</text:span><text:span text:style-name="T30"> </text:span><text:span text:style-name="T28">=</text:span><text:span text:style-name="T27"> ne</text:span><text:span text:style-name="T28">w Employe</text:span><text:span text:style-name="T30">e(123</text:span><text:span text:style-name="T28">,</text:span><text:span text:style-name="T32"> "sam</text:span><text:span text:style-name="T30">"</text:span><text:span text:style-name="T28">,</text:span><text:span text:style-name="T32"> "manager</text:span><text:span text:style-name="T30">"</text:span><text:span text:style-name="T28">,</text:span><text:span text:style-name="T30"> 34)</text:span><text:span text:style-name="T28">;</text:span></text:h>
      <text:h text:style-name="P19" text:outline-level="1"><text:span text:style-name="T28"><text:s text:c="8"/>sa</text:span><text:span text:style-name="T30">m</text:span><text:span text:style-name="T33">.inputInf</text:span><text:span text:style-name="T30">o()</text:span><text:span text:style-name="T28">;</text:span></text:h>
      <text:h text:style-name="P19" text:outline-level="1"><text:span text:style-name="T28"><text:s text:c="8"/>sa</text:span><text:span text:style-name="T30">m</text:span><text:span text:style-name="T33">.showInf</text:span><text:span text:style-name="T30">o()</text:span><text:span text:style-name="T28">;</text:span></text:h>
      <text:h text:style-name="P19" text:outline-level="1"><text:span text:style-name="T28"><text:s text:c="3"/></text:span><text:span text:style-name="T30"><text:s/></text:span><text:span text:style-name="T28">}</text:span></text:h>
      <text:h text:style-name="P32" text:outline-level="1">}</text:h>
      <text:h text:style-name="P33" text:outline-level="1"/>
      <text:h text:style-name="P19" text:outline-level="1"><text:span text:style-name="T27">clas</text:span><text:span text:style-name="T28">s</text:span><text:span text:style-name="T29"> Employe</text:span><text:span text:style-name="T28">e</text:span><text:span text:style-name="T30"> </text:span><text:span text:style-name="T28">{</text:span></text:h>
      <text:h text:style-name="P19" text:outline-level="1"><text:span text:style-name="T28"><text:s text:c="3"/></text:span><text:span text:style-name="T34"><text:s/>// fields</text:span></text:h>
      <text:h text:style-name="P19" text:outline-level="1"><text:span text:style-name="T28"><text:s text:c="3"/></text:span><text:span text:style-name="T27"><text:s/>privat</text:span><text:span text:style-name="T28">e</text:span><text:span text:style-name="T31"> in</text:span><text:span text:style-name="T28">t i</text:span><text:span text:style-name="T30">d</text:span><text:span text:style-name="T28">;</text:span></text:h>
      <text:h text:style-name="P19" text:outline-level="1"><text:span text:style-name="T28"><text:s text:c="3"/></text:span><text:span text:style-name="T27"><text:s/>privat</text:span><text:span text:style-name="T28">e String nam</text:span><text:span text:style-name="T30">e</text:span><text:span text:style-name="T28">;</text:span></text:h>
      <text:h text:style-name="P19" text:outline-level="1"><text:span text:style-name="T28"><text:s text:c="3"/></text:span><text:span text:style-name="T27"><text:s/>privat</text:span><text:span text:style-name="T28">e String occupatio</text:span><text:span text:style-name="T30">n</text:span><text:span text:style-name="T28">;</text:span></text:h>
      <text:h text:style-name="P19" text:outline-level="1"><text:span text:style-name="T28"><text:s text:c="3"/></text:span><text:span text:style-name="T27"><text:s/>privat</text:span><text:span text:style-name="T28">e</text:span><text:span text:style-name="T31"> floa</text:span><text:span text:style-name="T28">t workedHour</text:span><text:span text:style-name="T30">s</text:span><text:span text:style-name="T28">;</text:span></text:h>
      <text:h text:style-name="P32" text:outline-level="1"/>
      <text:h text:style-name="P19" text:outline-level="1"><text:span text:style-name="T28"><text:s text:c="4"/>Employe</text:span><text:span text:style-name="T30">e</text:span><text:span text:style-name="T31">(in</text:span><text:span text:style-name="T28">t i</text:span><text:span text:style-name="T30">d</text:span><text:span text:style-name="T28">, String nam</text:span><text:span text:style-name="T30">e</text:span><text:span text:style-name="T28">, String occupatio</text:span><text:span text:style-name="T30">n</text:span><text:span text:style-name="T28">,</text:span><text:span text:style-name="T31"> floa</text:span><text:span text:style-name="T28">t workedHour</text:span><text:span text:style-name="T30">s</text:span><text:span text:style-name="T28">)</text:span><text:span text:style-name="T30"> </text:span><text:span text:style-name="T28">{</text:span></text:h>
      <text:h text:style-name="P19" text:outline-level="1"><text:span text:style-name="T28"><text:s text:c="7"/></text:span><text:span text:style-name="T27"><text:s/>thi</text:span><text:span text:style-name="T30">s</text:span><text:span text:style-name="T33">.i</text:span><text:span text:style-name="T28">d</text:span><text:span text:style-name="T30"> </text:span><text:span text:style-name="T28">= i</text:span><text:span text:style-name="T30">d</text:span><text:span text:style-name="T28">;</text:span></text:h>
      <text:h text:style-name="P19" text:outline-level="1"><text:span text:style-name="T28"><text:s text:c="7"/></text:span><text:span text:style-name="T27"><text:s/>thi</text:span><text:span text:style-name="T30">s</text:span><text:span text:style-name="T33">.nam</text:span><text:span text:style-name="T28">e</text:span><text:span text:style-name="T30"> </text:span><text:span text:style-name="T28">= nam</text:span><text:span text:style-name="T30">e</text:span><text:span text:style-name="T28">;</text:span></text:h>
      <text:h text:style-name="P19" text:outline-level="1"><text:span text:style-name="T28"><text:s text:c="7"/></text:span><text:span text:style-name="T27"><text:s/>thi</text:span><text:span text:style-name="T30">s</text:span><text:span text:style-name="T33">.occupatio</text:span><text:span text:style-name="T28">n</text:span><text:span text:style-name="T30"> </text:span><text:span text:style-name="T28">= occupatio</text:span><text:span text:style-name="T30">n</text:span><text:span text:style-name="T28">;</text:span></text:h>
      <text:h text:style-name="P19" text:outline-level="1"><text:span text:style-name="T28"><text:s text:c="7"/></text:span><text:span text:style-name="T27"><text:s/>thi</text:span><text:span text:style-name="T30">s</text:span><text:span text:style-name="T33">.workedHour</text:span><text:span text:style-name="T28">s</text:span><text:span text:style-name="T30"> </text:span><text:span text:style-name="T28">= workedHour</text:span><text:span text:style-name="T30">s</text:span><text:span text:style-name="T28">;</text:span></text:h>
      <text:h text:style-name="P19" text:outline-level="1"><text:span text:style-name="T28"><text:s text:c="3"/></text:span><text:span text:style-name="T30"><text:s/></text:span><text:span text:style-name="T28">}</text:span></text:h>
      <text:h text:style-name="P32" text:outline-level="1"/>
      <text:h text:style-name="P19" text:outline-level="1"><text:soft-page-break/><text:span text:style-name="T28"><text:s text:c="3"/></text:span><text:span text:style-name="T34"><text:s/>//salaries for employees</text:span></text:h>
      <text:h text:style-name="P32" text:outline-level="1"/>
      <text:h text:style-name="P19" text:outline-level="1"><text:span text:style-name="T28"><text:s text:c="3"/></text:span><text:span text:style-name="T27"><text:s/>privat</text:span><text:span text:style-name="T28">e</text:span><text:span text:style-name="T27"> fina</text:span><text:span text:style-name="T28">l</text:span><text:span text:style-name="T31"> floa</text:span><text:span text:style-name="T28">t SALARY_BOSS</text:span><text:span text:style-name="T30"> </text:span><text:span text:style-name="T28">=</text:span><text:span text:style-name="T30"> 30</text:span><text:span text:style-name="T28">;</text:span></text:h>
      <text:h text:style-name="P19" text:outline-level="1"><text:span text:style-name="T28"><text:s text:c="3"/></text:span><text:span text:style-name="T27"><text:s/>privat</text:span><text:span text:style-name="T28">e</text:span><text:span text:style-name="T27"> fina</text:span><text:span text:style-name="T28">l</text:span><text:span text:style-name="T31"> floa</text:span><text:span text:style-name="T28">t SALARY_MANAGER</text:span><text:span text:style-name="T30"> </text:span><text:span text:style-name="T28">=</text:span><text:span text:style-name="T30"> 17</text:span><text:span text:style-name="T28">;</text:span></text:h>
      <text:h text:style-name="P19" text:outline-level="1"><text:span text:style-name="T28"><text:s text:c="3"/></text:span><text:span text:style-name="T27"><text:s/>privat</text:span><text:span text:style-name="T28">e</text:span><text:span text:style-name="T27"> fina</text:span><text:span text:style-name="T28">l</text:span><text:span text:style-name="T31"> floa</text:span><text:span text:style-name="T28">t SALARY_EMPLOYEE</text:span><text:span text:style-name="T30"> </text:span><text:span text:style-name="T28">=</text:span><text:span text:style-name="T30"> 10</text:span><text:span text:style-name="T28">;</text:span></text:h>
      <text:h text:style-name="P32" text:outline-level="1"/>
      <text:h text:style-name="P19" text:outline-level="1"><text:span text:style-name="T28"><text:s text:c="3"/></text:span><text:span text:style-name="T27"><text:s/>publi</text:span><text:span text:style-name="T28">c</text:span><text:span text:style-name="T31"> voi</text:span><text:span text:style-name="T28">d</text:span><text:span text:style-name="T29"> inputInf</text:span><text:span text:style-name="T30">o(</text:span><text:span text:style-name="T28">)</text:span><text:span text:style-name="T30"> </text:span><text:span text:style-name="T28">{</text:span></text:h>
      <text:h text:style-name="P32" text:outline-level="1"/>
      <text:h text:style-name="P19" text:outline-level="1"><text:span text:style-name="T28"><text:s text:c="8"/>Syste</text:span><text:span text:style-name="T30">m</text:span><text:span text:style-name="T33">.ou</text:span><text:span text:style-name="T30">t</text:span><text:span text:style-name="T33">.prin</text:span><text:span text:style-name="T30">t</text:span><text:span text:style-name="T32">("Enter id: </text:span><text:span text:style-name="T30">")</text:span><text:span text:style-name="T28">;</text:span></text:h>
      <text:h text:style-name="P19" text:outline-level="1"><text:span text:style-name="T28"><text:s text:c="7"/></text:span><text:span text:style-name="T27"><text:s/>thi</text:span><text:span text:style-name="T30">s</text:span><text:span text:style-name="T33">.i</text:span><text:span text:style-name="T28">d</text:span><text:span text:style-name="T30"> </text:span><text:span text:style-name="T28">=</text:span><text:span text:style-name="T30"> </text:span><text:span text:style-name="T27">(ne</text:span><text:span text:style-name="T28">w Scanne</text:span><text:span text:style-name="T30">r</text:span><text:span text:style-name="T28">(Syste</text:span><text:span text:style-name="T30">m</text:span><text:span text:style-name="T33">.i</text:span><text:span text:style-name="T30">n))</text:span><text:span text:style-name="T33">.nextIn</text:span><text:span text:style-name="T30">t()</text:span><text:span text:style-name="T28">;</text:span></text:h>
      <text:h text:style-name="P32" text:outline-level="1"/>
      <text:h text:style-name="P19" text:outline-level="1"><text:span text:style-name="T28"><text:s text:c="8"/>Syste</text:span><text:span text:style-name="T30">m</text:span><text:span text:style-name="T33">.ou</text:span><text:span text:style-name="T30">t</text:span><text:span text:style-name="T33">.prin</text:span><text:span text:style-name="T30">t</text:span><text:span text:style-name="T32">("\nEnter name: </text:span><text:span text:style-name="T30">")</text:span><text:span text:style-name="T28">;</text:span></text:h>
      <text:h text:style-name="P19" text:outline-level="1"><text:span text:style-name="T28"><text:s text:c="7"/></text:span><text:span text:style-name="T27"><text:s/>thi</text:span><text:span text:style-name="T30">s</text:span><text:span text:style-name="T33">.nam</text:span><text:span text:style-name="T28">e</text:span><text:span text:style-name="T30"> </text:span><text:span text:style-name="T28">=</text:span><text:span text:style-name="T30"> </text:span><text:span text:style-name="T27">(ne</text:span><text:span text:style-name="T28">w Scanne</text:span><text:span text:style-name="T30">r</text:span><text:span text:style-name="T28">(Syste</text:span><text:span text:style-name="T30">m</text:span><text:span text:style-name="T33">.i</text:span><text:span text:style-name="T30">n))</text:span><text:span text:style-name="T33">.nex</text:span><text:span text:style-name="T30">t()</text:span><text:span text:style-name="T28">;</text:span></text:h>
      <text:h text:style-name="P32" text:outline-level="1"/>
      <text:h text:style-name="P19" text:outline-level="1"><text:span text:style-name="T28"><text:s text:c="8"/>Syste</text:span><text:span text:style-name="T30">m</text:span><text:span text:style-name="T33">.ou</text:span><text:span text:style-name="T30">t</text:span><text:span text:style-name="T33">.prin</text:span><text:span text:style-name="T30">t</text:span><text:span text:style-name="T32">("\nEnter occupation: </text:span><text:span text:style-name="T30">")</text:span><text:span text:style-name="T28">;</text:span></text:h>
      <text:h text:style-name="P19" text:outline-level="1"><text:span text:style-name="T28"><text:s text:c="7"/></text:span><text:span text:style-name="T27"><text:s/>thi</text:span><text:span text:style-name="T30">s</text:span><text:span text:style-name="T33">.occupatio</text:span><text:span text:style-name="T28">n</text:span><text:span text:style-name="T30"> </text:span><text:span text:style-name="T28">=</text:span><text:span text:style-name="T30"> </text:span><text:span text:style-name="T27">(ne</text:span><text:span text:style-name="T28">w Scanne</text:span><text:span text:style-name="T30">r</text:span><text:span text:style-name="T28">(Syste</text:span><text:span text:style-name="T30">m</text:span><text:span text:style-name="T33">.i</text:span><text:span text:style-name="T30">n))</text:span><text:span text:style-name="T33">.nex</text:span><text:span text:style-name="T30">t()</text:span><text:span text:style-name="T28">;</text:span></text:h>
      <text:h text:style-name="P32" text:outline-level="1"/>
      <text:h text:style-name="P19" text:outline-level="1"><text:span text:style-name="T28"><text:s text:c="8"/>Syste</text:span><text:span text:style-name="T30">m</text:span><text:span text:style-name="T33">.ou</text:span><text:span text:style-name="T30">t</text:span><text:span text:style-name="T33">.prin</text:span><text:span text:style-name="T30">t</text:span><text:span text:style-name="T32">("\nEnter workedHours: </text:span><text:span text:style-name="T30">")</text:span><text:span text:style-name="T28">;</text:span></text:h>
      <text:h text:style-name="P19" text:outline-level="1"><text:span text:style-name="T28"><text:s text:c="7"/></text:span><text:span text:style-name="T27"><text:s/>thi</text:span><text:span text:style-name="T30">s</text:span><text:span text:style-name="T33">.workedHour</text:span><text:span text:style-name="T28">s</text:span><text:span text:style-name="T30"> </text:span><text:span text:style-name="T28">=</text:span><text:span text:style-name="T30"> </text:span><text:span text:style-name="T27">(ne</text:span><text:span text:style-name="T28">w Scanne</text:span><text:span text:style-name="T30">r</text:span><text:span text:style-name="T28">(Syste</text:span><text:span text:style-name="T30">m</text:span><text:span text:style-name="T33">.i</text:span><text:span text:style-name="T30">n))</text:span><text:span text:style-name="T33">.nextFloa</text:span><text:span text:style-name="T30">t()</text:span><text:span text:style-name="T28">;</text:span></text:h>
      <text:h text:style-name="P19" text:outline-level="1"><text:span text:style-name="T28"><text:s text:c="3"/></text:span><text:span text:style-name="T30"><text:s/></text:span><text:span text:style-name="T28">}</text:span></text:h>
      <text:h text:style-name="P32" text:outline-level="1"/>
      <text:h text:style-name="P19" text:outline-level="1"><text:span text:style-name="T28"><text:s text:c="3"/></text:span><text:span text:style-name="T27"><text:s/>publi</text:span><text:span text:style-name="T28">c</text:span><text:span text:style-name="T31"> voi</text:span><text:span text:style-name="T28">d</text:span><text:span text:style-name="T29"> showInf</text:span><text:span text:style-name="T30">o(</text:span><text:span text:style-name="T28">)</text:span><text:span text:style-name="T30"> </text:span><text:span text:style-name="T28">{</text:span></text:h>
      <text:h text:style-name="P19" text:outline-level="1"><text:span text:style-name="T28"><text:s text:c="8"/>Syste</text:span><text:span text:style-name="T30">m</text:span><text:span text:style-name="T33">.ou</text:span><text:span text:style-name="T30">t</text:span><text:span text:style-name="T33">.printl</text:span><text:span text:style-name="T30">n</text:span><text:span text:style-name="T32">("id:</text:span><text:span text:style-name="T28">"</text:span><text:span text:style-name="T30"> </text:span><text:span text:style-name="T28">+</text:span><text:span text:style-name="T27"> thi</text:span><text:span text:style-name="T30">s</text:span><text:span text:style-name="T33">.i</text:span><text:span text:style-name="T30">d)</text:span><text:span text:style-name="T28">;</text:span></text:h>
      <text:h text:style-name="P19" text:outline-level="1"><text:span text:style-name="T28"><text:s text:c="8"/>Syste</text:span><text:span text:style-name="T30">m</text:span><text:span text:style-name="T33">.ou</text:span><text:span text:style-name="T30">t</text:span><text:span text:style-name="T33">.printl</text:span><text:span text:style-name="T30">n</text:span><text:span text:style-name="T32">("name: </text:span><text:span text:style-name="T28">"</text:span><text:span text:style-name="T30"> </text:span><text:span text:style-name="T28">+</text:span><text:span text:style-name="T27"> thi</text:span><text:span text:style-name="T30">s</text:span><text:span text:style-name="T33">.nam</text:span><text:span text:style-name="T30">e)</text:span><text:span text:style-name="T28">;</text:span></text:h>
      <text:h text:style-name="P19" text:outline-level="1"><text:span text:style-name="T28"><text:s text:c="8"/>Syste</text:span><text:span text:style-name="T30">m</text:span><text:span text:style-name="T33">.ou</text:span><text:span text:style-name="T30">t</text:span><text:span text:style-name="T33">.printl</text:span><text:span text:style-name="T30">n</text:span><text:span text:style-name="T32">("occupation:</text:span><text:span text:style-name="T28">"</text:span><text:span text:style-name="T30"> </text:span><text:span text:style-name="T28">+</text:span><text:span text:style-name="T27"> thi</text:span><text:span text:style-name="T30">s</text:span><text:span text:style-name="T33">.occupatio</text:span><text:span text:style-name="T30">n)</text:span><text:span text:style-name="T28">;</text:span></text:h>
      <text:h text:style-name="P19" text:outline-level="1"><text:soft-page-break/><text:span text:style-name="T28"><text:s text:c="8"/>Syste</text:span><text:span text:style-name="T30">m</text:span><text:span text:style-name="T33">.ou</text:span><text:span text:style-name="T30">t</text:span><text:span text:style-name="T33">.printl</text:span><text:span text:style-name="T30">n</text:span><text:span text:style-name="T32">("worked hours: </text:span><text:span text:style-name="T28">"</text:span><text:span text:style-name="T30"> </text:span><text:span text:style-name="T28">+</text:span><text:span text:style-name="T27"> thi</text:span><text:span text:style-name="T30">s</text:span><text:span text:style-name="T33">.workedHour</text:span><text:span text:style-name="T30">s)</text:span><text:span text:style-name="T28">;</text:span></text:h>
      <text:h text:style-name="P19" text:outline-level="1"><text:span text:style-name="T28"><text:s text:c="3"/></text:span><text:span text:style-name="T30"><text:s/></text:span><text:span text:style-name="T28">}</text:span></text:h>
      <text:h text:style-name="P32" text:outline-level="1"/>
      <text:h text:style-name="P19" text:outline-level="1"><text:span text:style-name="T28"><text:s text:c="3"/></text:span><text:span text:style-name="T27"><text:s/>publi</text:span><text:span text:style-name="T28">c</text:span><text:span text:style-name="T31"> floa</text:span><text:span text:style-name="T28">t</text:span><text:span text:style-name="T29"> calculateSalar</text:span><text:span text:style-name="T30">y(</text:span><text:span text:style-name="T28">)</text:span><text:span text:style-name="T30"> </text:span><text:span text:style-name="T28">{</text:span></text:h>
      <text:h text:style-name="P19" text:outline-level="1"><text:span text:style-name="T28"><text:s text:c="7"/></text:span><text:span text:style-name="T31"><text:s/>floa</text:span><text:span text:style-name="T28">t salary</text:span><text:span text:style-name="T30"> </text:span><text:span text:style-name="T28">=</text:span><text:span text:style-name="T30"> 0</text:span><text:span text:style-name="T28">;</text:span></text:h>
      <text:h text:style-name="P19" text:outline-level="1"><text:span text:style-name="T28"><text:s text:c="7"/></text:span><text:span text:style-name="T27"><text:s/>switc</text:span><text:span text:style-name="T30">h</text:span><text:span text:style-name="T27">(thi</text:span><text:span text:style-name="T30">s</text:span><text:span text:style-name="T33">.occupatio</text:span><text:span text:style-name="T30">n</text:span><text:span text:style-name="T33">.toLowerCas</text:span><text:span text:style-name="T30">e()</text:span><text:span text:style-name="T28">)</text:span><text:span text:style-name="T30"> </text:span><text:span text:style-name="T28">{</text:span></text:h>
      <text:h text:style-name="P19" text:outline-level="1"><text:span text:style-name="T28"><text:s text:c="11"/></text:span><text:span text:style-name="T27"><text:s/>cas</text:span><text:span text:style-name="T28">e</text:span><text:span text:style-name="T32"> "boss</text:span><text:span text:style-name="T30">"</text:span><text:span text:style-name="T28">:</text:span></text:h>
      <text:h text:style-name="P19" text:outline-level="1"><text:span text:style-name="T28"><text:s text:c="16"/>salary</text:span><text:span text:style-name="T30"> </text:span><text:span text:style-name="T28">= <text:s/>bossSalaryCalculat</text:span><text:span text:style-name="T30">e()</text:span><text:span text:style-name="T28">;</text:span></text:h>
      <text:h text:style-name="P19" text:outline-level="1"><text:span text:style-name="T28"><text:s text:c="15"/></text:span><text:span text:style-name="T27"><text:s/>brea</text:span><text:span text:style-name="T30">k</text:span><text:span text:style-name="T28">;</text:span></text:h>
      <text:h text:style-name="P32" text:outline-level="1"/>
      <text:h text:style-name="P19" text:outline-level="1"><text:span text:style-name="T28"><text:s text:c="11"/></text:span><text:span text:style-name="T27"><text:s/>cas</text:span><text:span text:style-name="T28">e</text:span><text:span text:style-name="T32"> "manager</text:span><text:span text:style-name="T30">"</text:span><text:span text:style-name="T28">:</text:span></text:h>
      <text:h text:style-name="P19" text:outline-level="1"><text:span text:style-name="T28"><text:s text:c="16"/>salary</text:span><text:span text:style-name="T30"> </text:span><text:span text:style-name="T28">=</text:span><text:span text:style-name="T27"> thi</text:span><text:span text:style-name="T30">s</text:span><text:span text:style-name="T33">.workedHour</text:span><text:span text:style-name="T28">s</text:span><text:span text:style-name="T30"> </text:span><text:span text:style-name="T28">* SALARY_MANAGE</text:span><text:span text:style-name="T30">R</text:span><text:span text:style-name="T28">;</text:span></text:h>
      <text:h text:style-name="P19" text:outline-level="1"><text:span text:style-name="T28"><text:s text:c="15"/></text:span><text:span text:style-name="T27"><text:s/>brea</text:span><text:span text:style-name="T30">k</text:span><text:span text:style-name="T28">;</text:span></text:h>
      <text:h text:style-name="P32" text:outline-level="1"/>
      <text:h text:style-name="P19" text:outline-level="1"><text:span text:style-name="T28"><text:s text:c="11"/></text:span><text:span text:style-name="T27"><text:s/>cas</text:span><text:span text:style-name="T28">e</text:span><text:span text:style-name="T32"> "employee</text:span><text:span text:style-name="T30">"</text:span><text:span text:style-name="T28">:</text:span></text:h>
      <text:h text:style-name="P19" text:outline-level="1"><text:span text:style-name="T28"><text:s text:c="16"/>salary</text:span><text:span text:style-name="T30"> </text:span><text:span text:style-name="T28">= </text:span><text:span text:style-name="T27"><text:s/>thi</text:span><text:span text:style-name="T30">s</text:span><text:span text:style-name="T33">.workedHour</text:span><text:span text:style-name="T28">s</text:span><text:span text:style-name="T30"> </text:span><text:span text:style-name="T28">* SALARY_EMPLOYE</text:span><text:span text:style-name="T30">E</text:span><text:span text:style-name="T28">;</text:span></text:h>
      <text:h text:style-name="P19" text:outline-level="1"><text:span text:style-name="T28"><text:s text:c="15"/></text:span><text:span text:style-name="T27"><text:s/>brea</text:span><text:span text:style-name="T30">k</text:span><text:span text:style-name="T28">;</text:span></text:h>
      <text:h text:style-name="P19" text:outline-level="1"><text:span text:style-name="T28"><text:s text:c="7"/></text:span><text:span text:style-name="T30"><text:s/></text:span><text:span text:style-name="T28">}</text:span></text:h>
      <text:h text:style-name="P32" text:outline-level="1"/>
      <text:h text:style-name="P19" text:outline-level="1"><text:span text:style-name="T28"><text:s text:c="7"/></text:span><text:span text:style-name="T27"><text:s/>i</text:span><text:span text:style-name="T30">f</text:span><text:span text:style-name="T28">(salary</text:span><text:span text:style-name="T30"> =</text:span><text:span text:style-name="T28">=</text:span><text:span text:style-name="T30"> 0</text:span><text:span text:style-name="T28">)</text:span></text:h>
      <text:h text:style-name="P19" text:outline-level="1"><text:span text:style-name="T28"><text:s text:c="12"/>Syste</text:span><text:span text:style-name="T30">m</text:span><text:span text:style-name="T33">.ou</text:span><text:span text:style-name="T30">t</text:span><text:span text:style-name="T33">.printl</text:span><text:span text:style-name="T30">n</text:span><text:span text:style-name="T32">("Does he work here?</text:span><text:span text:style-name="T30">")</text:span><text:span text:style-name="T28">;</text:span></text:h>
      <text:h text:style-name="P32" text:outline-level="1"/>
      <text:h text:style-name="P19" text:outline-level="1"><text:span text:style-name="T28"><text:s text:c="7"/></text:span><text:span text:style-name="T27"><text:s/>retur</text:span><text:span text:style-name="T28">n salar</text:span><text:span text:style-name="T30">y</text:span><text:span text:style-name="T28">;</text:span></text:h>
      <text:h text:style-name="P19" text:outline-level="1"><text:span text:style-name="T28"><text:s text:c="3"/></text:span><text:span text:style-name="T30"><text:s/></text:span><text:span text:style-name="T28">}</text:span></text:h>
      <text:h text:style-name="P32" text:outline-level="1"/>
      <text:h text:style-name="P19" text:outline-level="1"><text:soft-page-break/><text:span text:style-name="T28"><text:s text:c="3"/></text:span><text:span text:style-name="T27"><text:s/>publi</text:span><text:span text:style-name="T28">c</text:span><text:span text:style-name="T31"> floa</text:span><text:span text:style-name="T28">t</text:span><text:span text:style-name="T29"> bossSalaryCalculat</text:span><text:span text:style-name="T30">e(</text:span><text:span text:style-name="T28">)</text:span><text:span text:style-name="T30"> </text:span><text:span text:style-name="T28">{</text:span></text:h>
      <text:h text:style-name="P19" text:outline-level="1"><text:span text:style-name="T28"><text:s text:c="7"/></text:span><text:span text:style-name="T27"><text:s/>i</text:span><text:span text:style-name="T30">f</text:span><text:span text:style-name="T27">(thi</text:span><text:span text:style-name="T30">s</text:span><text:span text:style-name="T33">.occupatio</text:span><text:span text:style-name="T30">n</text:span><text:span text:style-name="T33">.toLowerCas</text:span><text:span text:style-name="T30">e()</text:span><text:span text:style-name="T33">.equal</text:span><text:span text:style-name="T30">s</text:span><text:span text:style-name="T32">("boss</text:span><text:span text:style-name="T30">")</text:span><text:span text:style-name="T28">)</text:span></text:h>
      <text:h text:style-name="P19" text:outline-level="1"><text:span text:style-name="T28"><text:s text:c="11"/></text:span><text:span text:style-name="T27"><text:s/>retur</text:span><text:span text:style-name="T28">n</text:span><text:span text:style-name="T27"> thi</text:span><text:span text:style-name="T30">s</text:span><text:span text:style-name="T33">.workedHour</text:span><text:span text:style-name="T28">s</text:span><text:span text:style-name="T30"> </text:span><text:span text:style-name="T28">* SALARY_BOS</text:span><text:span text:style-name="T30">S</text:span><text:span text:style-name="T28">;</text:span></text:h>
      <text:h text:style-name="P19" text:outline-level="1"><text:span text:style-name="T28"><text:s text:c="7"/></text:span><text:span text:style-name="T27"><text:s/>els</text:span><text:span text:style-name="T28">e</text:span><text:span text:style-name="T30"> </text:span><text:span text:style-name="T28">{</text:span></text:h>
      <text:h text:style-name="P19" text:outline-level="1"><text:span text:style-name="T28"><text:s text:c="12"/>Syste</text:span><text:span text:style-name="T30">m</text:span><text:span text:style-name="T33">.ou</text:span><text:span text:style-name="T30">t</text:span><text:span text:style-name="T33">.printl</text:span><text:span text:style-name="T30">n</text:span><text:span text:style-name="T32">("You are not boss!</text:span><text:span text:style-name="T30">")</text:span><text:span text:style-name="T28">;</text:span></text:h>
      <text:h text:style-name="P19" text:outline-level="1"><text:span text:style-name="T28"><text:s text:c="11"/></text:span><text:span text:style-name="T27"><text:s/>retur</text:span><text:span text:style-name="T28">n</text:span><text:span text:style-name="T30"> 0</text:span><text:span text:style-name="T28">;</text:span></text:h>
      <text:h text:style-name="P19" text:outline-level="1"><text:span text:style-name="T28"><text:s text:c="7"/></text:span><text:span text:style-name="T30"><text:s/></text:span><text:span text:style-name="T28">}</text:span></text:h>
      <text:h text:style-name="P32" text:outline-level="1"/>
      <text:h text:style-name="P19" text:outline-level="1"><text:span text:style-name="T28"><text:s text:c="3"/></text:span><text:span text:style-name="T30"><text:s/></text:span><text:span text:style-name="T28">}</text:span></text:h>
      <text:h text:style-name="P32" text:outline-level="1"/>
      <text:h text:style-name="P19" text:outline-level="1"><text:span text:style-name="T28"><text:s text:c="3"/></text:span><text:span text:style-name="T27"><text:s/>publi</text:span><text:span text:style-name="T28">c</text:span><text:span text:style-name="T31"> boolea</text:span><text:span text:style-name="T28">n</text:span><text:span text:style-name="T29"> addWorkHour</text:span><text:span text:style-name="T30">s</text:span><text:span text:style-name="T31">(floa</text:span><text:span text:style-name="T28">t hour</text:span><text:span text:style-name="T30">s</text:span><text:span text:style-name="T28">)</text:span><text:span text:style-name="T30"> </text:span><text:span text:style-name="T28">{</text:span></text:h>
      <text:h text:style-name="P19" text:outline-level="1"><text:span text:style-name="T28"><text:s text:c="7"/></text:span><text:span text:style-name="T27"><text:s/>i</text:span><text:span text:style-name="T30">f</text:span><text:span text:style-name="T27">(thi</text:span><text:span text:style-name="T30">s</text:span><text:span text:style-name="T33">.occupatio</text:span><text:span text:style-name="T30">n</text:span><text:span text:style-name="T33">.toLowerCas</text:span><text:span text:style-name="T30">e()</text:span><text:span text:style-name="T33">.equal</text:span><text:span text:style-name="T30">s</text:span><text:span text:style-name="T32">("employee</text:span><text:span text:style-name="T30">"</text:span><text:span text:style-name="T28">)</text:span></text:h>
      <text:h text:style-name="P19" text:outline-level="1"><text:span text:style-name="T28"><text:s text:c="11"/></text:span><text:span text:style-name="T30"><text:s/>|</text:span><text:span text:style-name="T28">|</text:span><text:span text:style-name="T27"> thi</text:span><text:span text:style-name="T30">s</text:span><text:span text:style-name="T33">.occupatio</text:span><text:span text:style-name="T30">n</text:span><text:span text:style-name="T33">.toLowerCas</text:span><text:span text:style-name="T30">e()</text:span><text:span text:style-name="T33">.equal</text:span><text:span text:style-name="T30">s</text:span><text:span text:style-name="T32">("boss</text:span><text:span text:style-name="T30">"</text:span><text:span text:style-name="T28">)</text:span></text:h>
      <text:h text:style-name="P19" text:outline-level="1"><text:span text:style-name="T28"><text:s text:c="11"/></text:span><text:span text:style-name="T30"><text:s/>|</text:span><text:span text:style-name="T28">|</text:span><text:span text:style-name="T27"> thi</text:span><text:span text:style-name="T30">s</text:span><text:span text:style-name="T33">.occupatio</text:span><text:span text:style-name="T30">n</text:span><text:span text:style-name="T33">.toLowerCas</text:span><text:span text:style-name="T30">e()</text:span><text:span text:style-name="T33">.equal</text:span><text:span text:style-name="T30">s</text:span><text:span text:style-name="T32">("manager</text:span><text:span text:style-name="T30">")</text:span><text:span text:style-name="T28">)</text:span><text:span text:style-name="T30"> </text:span><text:span text:style-name="T28">{</text:span></text:h>
      <text:h text:style-name="P32" text:outline-level="1"/>
      <text:h text:style-name="P19" text:outline-level="1"><text:span text:style-name="T28"><text:s text:c="11"/></text:span><text:span text:style-name="T27"><text:s/>thi</text:span><text:span text:style-name="T30">s</text:span><text:span text:style-name="T33">.workedHour</text:span><text:span text:style-name="T28">s</text:span><text:span text:style-name="T30"> +</text:span><text:span text:style-name="T28">= hour</text:span><text:span text:style-name="T30">s</text:span><text:span text:style-name="T28">;</text:span></text:h>
      <text:h text:style-name="P32" text:outline-level="1"/>
      <text:h text:style-name="P19" text:outline-level="1"><text:span text:style-name="T28"><text:s text:c="11"/></text:span><text:span text:style-name="T27"><text:s/>retur</text:span><text:span text:style-name="T28">n</text:span><text:span text:style-name="T27"> tru</text:span><text:span text:style-name="T30">e</text:span><text:span text:style-name="T28">;</text:span></text:h>
      <text:h text:style-name="P19" text:outline-level="1"><text:span text:style-name="T28"><text:s text:c="7"/></text:span><text:span text:style-name="T30"><text:s/></text:span><text:span text:style-name="T28">}</text:span></text:h>
      <text:h text:style-name="P19" text:outline-level="1"><text:span text:style-name="T28"><text:s text:c="7"/></text:span><text:span text:style-name="T27"><text:s/>els</text:span><text:span text:style-name="T28">e</text:span></text:h>
      <text:h text:style-name="P19" text:outline-level="1"><text:span text:style-name="T28"><text:s text:c="11"/></text:span><text:span text:style-name="T27"><text:s/>retur</text:span><text:span text:style-name="T28">n</text:span><text:span text:style-name="T27"> fals</text:span><text:span text:style-name="T30">e</text:span><text:span text:style-name="T28">;</text:span></text:h>
      <text:h text:style-name="P19" text:outline-level="1"><text:span text:style-name="T28"><text:s text:c="3"/></text:span><text:span text:style-name="T30"><text:s/></text:span><text:span text:style-name="T28">}</text:span></text:h>
      <text:h text:style-name="P32" text:outline-level="1">}</text:h>
      <text:h text:style-name="P15" text:outline-level="1"/>
      <text:p text:style-name="P2"/>
      <text:p text:style-name="P2"/>
      <text:p text:style-name="P20"><text:soft-page-break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default-outline-level="1" style:list-style-name="" style:class="text">
      <style:text-properties style:font-name="Times New Roman" fo:font-family="'Times New Roman'" style:font-family-generic="swiss" style:font-pitch="variable"/>
    </style:style>
    <style:style style:name="Heading_20_2" style:display-name="Heading 2" style:family="paragraph" style:parent-style-name="Heading" style:default-outline-level="2" style:list-style-name="" style:class="text">
      <style:text-properties style:font-name="Times New Roman" fo:font-family="'Times New Roman'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Monaco" style:font-family-asian="Monaco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2:57:13.348185680</meta:creation-date>
    <dc:date>2019-03-14T15:06:09.962143900</dc:date>
    <meta:editing-duration>PT1H34M39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8" meta:paragraph-count="127" meta:word-count="647" meta:character-count="5714" meta:non-whitespace-character-count="4574"/>
  </office:meta>
</office:document-meta>
</file>